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1_BeseitigungErheblicherBodenbela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2_SicherungSanierungAltlas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3_Erosions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4_Sonstiger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GruenzugGruenzaesu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1_Gruenzu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2_Gruen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3_Siedlungs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Allgemein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_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2_Technisch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3_Hochwasser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4_HochwasserrueckhaltebeckenPol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5_HochwasserrueckhaltebeckenBau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6_RisikobereichHoch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7_Kuesten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8_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9_Deichgeschuetzt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0_Deichrueck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1_Sper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2_HochwGefaehrdeteKuestennied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3_Ueberschwemm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4_Ueberschwemmungsgefaehrdet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5_FreizuhaltenderFreirau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FreizuhaltenderFreiraumbereich</text:p>
          </table:table-cell>
          <table:table-cell table:style-name="ce2"/>
          <table:table-cell table:style-name="ce2" office:value-type="string" calcext:value-type="string">
            <text:p>Freizuhaltender Freirau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6_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7_Potenzieller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7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8_Sonstig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8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Allgemeine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_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_NaturschutzLandschaftspfle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3_NaturschutzLandschaftspflegeAufGewaess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4_Flurchdurchgrue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5_Unzerschnitten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6_UnzerschnitteneVerkehrsarm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7_Feucht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8_OekologischesVerbundssyste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9_Oekologis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0_VerbesserungLandschaftsstrukturNaturhaushal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1_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2_Biotop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3_Biotopverbund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4_ArtenBiotop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5_Reg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6_Kompensatio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7_GruenlandBewirtschaftungPflege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8_Landschaft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9_Landschaftsgeb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0_Landschaftspra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1_SchutzderNa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2_SchutzdesLandschaftsbi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3_Alpen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4_SonstigerNaturLandschaft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_Natu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2_Nat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3_Biosphaerenreserv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4_Landschaft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5_Natur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6_Naturdenkma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7_GeschuetzterLandschaftsBestand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8_GeseztlichGeschuetztes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9_Natura200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0_GebietGemeinschaftlicherBedeu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1_EuropaeischesVogel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Vogelschutzgebiet</text:p>
          </table:table-cell>
          <table:table-cell table:style-name="ce2"/>
          <table:table-cell table:style-name="ce2" office:value-type="string" calcext:value-type="string">
            <text:p>Europäisches Vogel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2_NationalesNaturmonumen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3_Sonstiges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6_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_Wasse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2_Grund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3_Grundwasservorkomm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4_Trink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5_Trinkwasser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6_EinzugsgebietTrink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EinzugsgebietTrinkwasser</text:p>
          </table:table-cell>
          <table:table-cell table:style-name="ce2"/>
          <table:table-cell table:style-name="ce2" office:value-type="string" calcext:value-type="string">
            <text:p>Einzugsgebiet Trinkwa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7_Einzugsgebiet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EinzugsgebietTalsperre</text:p>
          </table:table-cell>
          <table:table-cell table:style-name="ce2"/>
          <table:table-cell table:style-name="ce2" office:value-type="string" calcext:value-type="string">
            <text:p>Einzugsgebiet 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8_Oberflaechen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9_Heilqu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0_Wasser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1_Sonstiger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Klima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1_Kalt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2_Frisch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3_SonstigeLu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Erholung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_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2_RuhigeErholungInNaturUnd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3_ErholungMitStarkerInanspruchnahmeDurchBevoelk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4_Erholungs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5_Freizei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6_ErholungslandschaftAl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7_Sonstige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8_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9_Kuestenraum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0_Sonstiger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1_Entwicklungsgebiet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2_Kernbereich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3_BesondereEntwicklungsaufgabe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2_Solar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3_Geotherm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4_Biom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5_Sonstige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_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2_Ban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"SondergebietErholung = 2000"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3_Scho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4_Waldmeh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5_Waldmehr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6_VergroesserungDesWaldantei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7_Wald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8_BesondereSchutzfunktionDesWa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9_VonAufforstungFreizuhal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0_Erhal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Erhaltungsflaeche</text:p>
          </table:table-cell>
          <table:table-cell table:style-name="ce2"/>
          <table:table-cell table:style-name="ce2" office:value-type="string" calcext:value-type="string">
            <text:p>Erhal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1_Entwickl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1_Entwicklungsflaeche</text:p>
          </table:table-cell>
          <table:table-cell table:style-name="ce2"/>
          <table:table-cell table:style-name="ce2" office:value-type="string" calcext:value-type="string">
            <text:p>Entwickl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2_GruenflaecheUeberwWaldan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2_GruenflaecheUeberwWaldanteil</text:p>
          </table:table-cell>
          <table:table-cell table:style-name="ce2"/>
          <table:table-cell table:style-name="ce2" office:value-type="string" calcext:value-type="string">
            <text:p>Grünfläche mit überwiegendem Waldan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3_Sonstige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3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Kul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1_KulturellesSachgu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2_Welt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_AllgLandwirtschaftl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AllgLandwirtschaftlNutzung</text:p>
          </table:table-cell>
          <table:table-cell table:style-name="ce2"/>
          <table:table-cell table:style-name="ce2" office:value-type="string" calcext:value-type="string">
            <text:p>Allgemeine 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2_Intensiv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3_Fischer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4_Wein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5_Agrarbra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Agrarbrache</text:p>
          </table:table-cell>
          <table:table-cell table:style-name="ce2"/>
          <table:table-cell table:style-name="ce2" office:value-type="string" calcext:value-type="string">
            <text:p>Agrarbra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6_AufGrundHohenErtragspotenzia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7_AufGrundBesondererFunktio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8_Bisher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BisherigerSiedlungsbereich</text:p>
          </table:table-cell>
          <table:table-cell table:style-name="ce2"/>
          <table:table-cell table:style-name="ce2" office:value-type="string" calcext:value-type="string">
            <text:p>Bisher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9_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0_Sonstige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Radweg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1_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2_Fern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3_Rad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4_Fernrad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5_Rei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6_Wasser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7_Sonstiger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1_Allgemein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2_Wasse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3_Moto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4_Flug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5_Reit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6_Golf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7_Sport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8_Sonstig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Zeitstu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1_Zeitstuf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2_Zeitstuf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BodenschatzTief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1_Oberflaechenna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2_Tiefli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_Lagerstaet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2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3_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4_Abbau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5_Sicherheit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6_AnlageEinrichtung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7_HaldeAufschuettungAb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AufschuettungAblagerung</text:p>
          </table:table-cell>
          <table:table-cell table:style-name="ce2"/>
          <table:table-cell table:style-name="ce2" office:value-type="string" calcext:value-type="string">
            <text:p>Halden, Aufschüttungen und Ablager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8_Sanier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9_AnsiedlungUm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0_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1_Sonstige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Bergbau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_Folgenutzung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2_Folgenutzung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3_Folgenutzung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4_Folgenutzung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5_FolgenutzungNatu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6_Folgenutz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7_Folgenutzung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8_Folgenutzung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9_FolgenutzungAlt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0_Sonstige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Rohstoff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_Anhydr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_Bary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_BasaltDiab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_Bent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_Blaeh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_Brau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7_Bunt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8_Dior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9_Dolom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0_Erd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2_E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3_Feld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4_Fes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5_Fluss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6_Gangqua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7_Gip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8_Gnei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9_Gr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0_Grauwa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1_KalkKalktuffKre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2_Kalk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3_Kal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4_Kao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5_Karbona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6_Kieselg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7_Kieshaltiger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8_Kies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9_Kl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0_Kristal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1_Kup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2_Leh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3_Marm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4_Merg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5_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6_MikrogranitGranit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7_Monz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8_Muschelkal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9_Natur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0_Naturwer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1_Oelschie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2_Pegmatit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3_Quarz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4_Quarz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5_Rhyolit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6_RhyolithQuarz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7_Sal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8_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9_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0_Spezial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1_SteineundErd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2_Stei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3_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4_Ton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5_To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6_TuffBim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7_Ur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8_Vulk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9_Sonstiger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7_SonstigerFreiraum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Energiever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_Leitung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2_Hochspannungs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3_KabeltrasseNetzanbind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4_Pipeli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5_Uebergab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6_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7_Gross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8_Energie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9_Energie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0_Verstetigung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1_Untergrundspeich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2_Umspann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3_Raffine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4_Leitungsab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5_Sonstige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Primaerenergie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2_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3_Fern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4_Fernwaer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5_Kraft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6_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7_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8_Kern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9_Reststoffverwer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2_SonstigePrimaer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Spann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1_KV11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2_KV22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3_KV38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Abfallent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_Beseitigung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2_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3_Zentrale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4_Depo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5_Untertageein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6_Behan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7_Komposti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8_Verbre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9_Umlad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0_Standort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1_SonstigeAbfall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Abfall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1_Siedlungs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2_Mineralstoff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3_Industrie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4_Sond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5_Radioaktiv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6_Sonstig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Abwasser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1_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2_Zentrale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3_Grosskla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4_Hauptwasserab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5_Abwasserverwer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6_Abwasserbehandl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7_SonstigeAbwasser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1_Richtfunk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2_Fernmeld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3_SendeEmpfangs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4_TonFernsehsen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5_Sonstige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1_Laer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2_Laerm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3_Siedlungsbeschraenk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4_ZoneA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5_Zon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6_ZoneC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7_Sonstiger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1_Kul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2_Sozial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3_Gesundh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4_Krankenha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5_BildungForsch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6_Hochschu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7_Poliz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8_Sonstige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1_Wasser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2_Wass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3_Staudamm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4_Speicher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5_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6_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7_PumpwerkSchoepf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8_Sonstige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_Allgemein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_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_Haupt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4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5_Schien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6_Stadt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7_Strassen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8_S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9_U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0_Anschlussgleis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1_Halte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2_Bahnho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3_Hochgeschwindigkeit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4_Bahnbetriebsge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5_AnlagemitgrossemFlaechen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6_Ein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7_Zwei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8_Mehr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9_Ohne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0_MitFernverkehr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1_MitVerknuepfungsfunktionFuer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2_Elektrischer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3_ZuElektrifizier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4_VerbesserungLeistungsfaehig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5_RaeumlicheFreihaltungentwidmeterBahntrass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6_NachnutzungstillgelegterStr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7_Perso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8_Gue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9_Nah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0_Fer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1_Sonstig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_Allgemein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_Hauptverkehr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3_Auto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4_Bu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5_Staat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6_La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7_Kreisstrasse_gsrv.html</text:p>
          </table:table-cell>
          <table:table-cell table:style-name="ce2" office:value-type="string" calcext:value-type="string">
            <text:p>de</text:p>
          </table:table-cell>
          <table:table-cell table:style-name="ce4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8_Fern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9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0_Strass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1_Bu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2_Anschlus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3_Strassen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4_Zw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5_Dr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6_Vier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7_Sechs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8_Proble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9_GruenbrueckeQuerungsmoeglich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0_Sonstig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_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2_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3_Regional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4_International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5_Internationaler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6_Flughafe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7_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8_Regiona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9_Sege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0_Sonstiger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1_Bau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2_Milita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3_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4_Verkehrs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5_Hubschrauber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6_Lande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7_Sonstiger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_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2_See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3_Binnen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4_Sportboot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5_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6_Umschla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7_SchleuseHebe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8_Schifffah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9_WichtigerSchi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0_SonstigerSchif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1_Wasser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2_Ree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3_Sonstiger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Sons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_Verkehr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2_Gueterverkehr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3_Logistik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4_Terminalkombinier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5_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6_VerknuepfungspunktBahnB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7_ParkandRideBikeandR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8_Faeh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9_Infrastruktur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0_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1_NeueVerkehrstechni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2_Sonstig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_Aus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2_LinienfuehrungOf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3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4_Neu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5_Im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6_VorPlanfestgestLinienbestGrob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7_BedarfsplanmassnahmeOhneRaeumlFest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8_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9_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0_Sonstiger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8_Sonstig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Siedlung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_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_Ordnungsraum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_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4_Kern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5_Rand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6_Ballungsker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7_Ballungsrand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8_Hochverdichtet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9_StadtUmlandBereich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0_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1_VerdichteterBereichimLaendlichen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2_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3_Laendlicher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4_StadtUmland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5_StadtUmlandBereich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6_Abgrenzung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7_DuennbesiedeltesAbgelegen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8_Umkreis10K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9_RaummitbesonderemHandlungs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0_Funk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1_GrenzeWirtschaft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2_Funktion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3_Grund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4_Alpe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5_Gren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6_Raumkategorie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7_RaumkategorieBraunkohlen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7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8_Sonstige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_Allgemein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2_Sied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3_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4_Landes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5_Verbind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6_Entwicklungs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7_AbgrenzungEntwicklungsEntlastungsor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8_Achsengrund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9_AeussererAchsen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0_Sonstig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1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2_Sondergebiet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3_War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4_Militaerische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5_GrosseMilitaeris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_//xplan-raumordnung.de/iqvoc/de/concepts/_3_3_6_MilitaerischeLiegen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7_Konversion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8_Sonstiges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_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_Gemeinsames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_Ob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4_Mitt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5_Mittel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6_Grund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7_Unt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8_Nah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9_Klein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0_LaendlicherZentral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1_Stadtrandkern1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2_Stadtrandkern2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3_VersorgungskernSiedlungsk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4_Zentrales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5_Metropo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6_Sonstiger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7_Dopp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8_Funktionstei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9_MitOber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0_MitMittel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1_Im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2_Kooperier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3_KooperierendFreiwil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4_KooperierendVerpflicht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5_Im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6_SiedlungsGrund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7_SiedlungsErgaenzungs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8_Entwick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9_Ueberschneid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0_Ergaenzung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1_Nachba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2_Moegliche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Funktionszuweis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Funktionszuweisung</text:p>
          </table:table-cell>
          <table:table-cell table:style-name="ce2"/>
          <table:table-cell table:style-name="ce2" office:value-type="string" calcext:value-type="string">
            <text:p>Funktionszuweis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2_Arb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3_GewerbeDienstlei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4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5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6_ErholungFremd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7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8_UeberoertlicheVersorgungsfunktion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9_Sonstige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2_Baugebie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3_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4_Sied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5_Siedlungs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6_Siedlungsbeschraenk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7_Sonstige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_Allgemein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2_ZentralerVersorg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3_ZentralerEinkauf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4_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5_Nicht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6_Grossflaech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7_Fachmarkt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3_6_2_8_Ergaenzungs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9_StaedtischerKern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0_Sonst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_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2_Industriell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3_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4_Gewerblich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5_Gewerbe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6_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7_BedeutsamerEntwicklungsstandort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8_SicherungundEntwicklungvonArbeits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9_FlaechenintensivesGrossvorh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9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0_Betriebsanlage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1_HafenorientierteWirtschaftli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2_TankRas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3_Sonstige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4_Sonst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Sonstig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_Bu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_La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3_Regierungs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4_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5_Krei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6_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7_Verban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8_Samt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9_Mitglie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0_Am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1_Stadtteil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2_VorgeschlageneGrundstuec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3_GrenzeBestehenderBebauungs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4_Sonst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5_Zwoelfmeile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6_BegrenzungDesKuestenmeer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7_VerlaufUmstri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8_GrenzeDtAusschlWirtschaftz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9_MittlereTideHochwasserli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0_PlanungsregionsgrenzeReg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1_PlanungsregionsgrenzeL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2_GrenzeBraunkohlen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3_Grenzuebergang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2_Pla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3_GenerischesOb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7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.00.0000</text:date>, <text:time style:data-style-name="N2" text:time-value="15:01:29.1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6-01-26T15:02:06.992000000</dc:date>
    <meta:editing-duration>PT14H56M18S</meta:editing-duration>
    <meta:editing-cycles>50</meta:editing-cycles>
    <meta:generator>LibreOffice/4.3.6.2$Windows_x86 LibreOffice_project/d50a87b2e514536ed401c18000dad4660b6a169e</meta:generator>
    <meta:document-statistic meta:table-count="1" meta:cell-count="3036" meta:object-count="0"/>
  </office:meta>
</office:document-meta>
</file>